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8000001B81F589EB9DEC38DAB.png" manifest:media-type="image/png"/>
  <manifest:file-entry manifest:full-path="Pictures/10000B8E00002D6E00002D6EC73E8A95551B8BE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pr1" style:family="presentation" style:parent-style-name="Standard-subtitle">
      <style:graphic-properties draw:fill-color="#ffffff" draw:auto-grow-height="true" fo:min-height="9.134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style:font-name="Roboto" fo:font-size="32pt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style:font-name="Roboto" fo:font-weight="bold" style:font-weight-asian="bold" style:font-weight-complex="bold"/>
    </style:style>
    <style:style style:name="P5" style:family="paragraph">
      <loext:graphic-properties draw:fill="none" draw:fill-color="#ffffff"/>
      <style:text-properties style:font-name="Roboto" fo:font-weight="bold" style:font-weight-asian="bold" style:font-weight-complex="bold"/>
    </style:style>
    <style:style style:name="T1" style:family="text">
      <style:text-properties style:font-name="Roboto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Roboto" fo:font-size="28pt" fo:font-weight="bold" style:font-size-asian="28pt" style:font-weight-asian="bold" style:font-size-complex="28pt" style:font-weight-complex="bold"/>
    </style:style>
    <style:style style:name="T3" style:family="text">
      <style:text-properties style:font-name="Roboto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9.134cm" svg:x="1.4cm" svg:y="3.685cm" presentation:class="subtitle" presentation:user-transformed="true">
          <draw:text-box>
            <text:p><text:span text:style-name="T1"/></text:p>
            <text:p><text:span text:style-name="T1">Github</text:span></text:p>
            <text:p><text:span text:style-name="T1">Hosting Freely</text:span></text:p>
          </draw:text-box>
        </draw:frame>
        <draw:frame draw:style-name="gr1" draw:text-style-name="P2" draw:layer="layout" svg:width="3.429cm" svg:height="3.429cm" svg:x="12.571cm" svg:y="3cm">
          <draw:image xlink:href="Pictures/10000B8E00002D6E00002D6EC73E8A95551B8BE5.svg" xlink:type="simple" xlink:show="embed" xlink:actuate="onLoad">
            <text:p/>
          </draw:image>
          <draw:image xlink:href="Pictures/10000201000001B8000001B81F589EB9DEC38DAB.png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3" draw:text-style-name="P5" draw:layer="layout" svg:width="15cm" svg:height="1.398cm" svg:x="7.6cm" svg:y="6cm">
          <draw:text-box>
            <text:p text:style-name="P4"><text:span text:style-name="T2">JUST 5 STEPS TO FOLLOW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4" draw:text-style-name="P5" draw:layer="layout" svg:width="15.2cm" svg:height="2.47cm" svg:x="7.4cm" svg:y="6.33cm">
          <draw:text-box>
            <text:p><text:span text:style-name="T3">NO LIMIT !!!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5" draw:text-style-name="P5" draw:layer="layout" svg:width="12.4cm" svg:height="2.6cm" svg:x="8.6cm" svg:y="6.4cm">
          <draw:text-box>
            <text:p><text:span text:style-name="T3">LET US GO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4T15:04:21.842803933</meta:creation-date>
    <dc:date>2018-04-14T15:49:09.069912813</dc:date>
    <meta:editing-duration>PT26M22S</meta:editing-duration>
    <meta:editing-cycles>4</meta:editing-cycles>
    <meta:generator>LibreOffice/6.0.2.1$Linux_X86_64 LibreOffice_project/00m0$Build-1</meta:generator>
    <meta:document-statistic meta:object-count="34"/>
  </office:meta>
</office:document-meta>
</file>